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0a9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tab/><text:span text:style-name="T1">Hľadám krásnu novú namazanú ženu, ktorá vie variť a prať a skákať po veciach. Pracujem ako softvérový inžinier pre Nemeckú firmu a žijem na Slovensku. Nemám deti ani rozum, ale mám 5 izbový byt a peniaze. Ozvi sa na čísle +421 420 690 420 a určite sa na niečom zhodneme. Mladá či stará, to je jedno aj tak bude rozumovo zaostalá, ale napriek tomu moja cesta vedie k tebe. Dúfam, že spolu precestujeme svet, ak nie ḱlasickým spôsobom tak aspoň na Drogách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17.884251079</meta:creation-date>
    <dc:date>2024-01-29T10:15:26.174206160</dc:date>
    <meta:editing-duration>PT8M9S</meta:editing-duration>
    <meta:editing-cycles>1</meta:editing-cycles>
    <meta:document-statistic meta:table-count="0" meta:image-count="0" meta:object-count="0" meta:page-count="1" meta:paragraph-count="1" meta:word-count="82" meta:character-count="455" meta:non-whitespace-character-count="373"/>
    <meta:generator>LibreOffice/7.5.9.2$Linux_X86_64 LibreOffice_project/50$Build-2</meta:generator>
  </office:meta>
</office:document-meta>
</file>